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text:enable-numbering="true" fo:text-indent="-0.9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tyle="italic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24.1-24.6: sockets</presentation:footer-decl>
      <presentation:footer-decl presentation:name="ftr2">CMPTxxxx</presentation:footer-decl>
      <presentation:date-time-decl presentation:name="dtd1" presentation:source="fixed">28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24.1-24.6: Networking<text:line-break/><text:tab/>and Sockets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8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Byte</text:span>-based I/O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lasses</text:span>: <text:span text:style-name="T2">OutputStream</text:span>, <text:span text:style-name="T2">FilterOutput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faces</text:span>: <text:span text:style-name="T2">DataOutput</text:span>, <text:span text:style-name="T2">ObjectOutpu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Buffered</text:span> streams: <text:span text:style-name="T2">BufferedOutputStream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Internet Protocol transmissions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e <text:span text:style-name="T1">Internet Protocol</text:span> (IP) is the standard by which all communications over the Internet are don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ost</text:span> / IP addr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rt</text:span> number: 0-65535 (0-1023 reserved)</text:p>
                  </text:list-item>
                </text:list>
              </text:list-item>
            </text:list>
            <text:list text:style-name="L3">
              <text:list-item>
                <text:p text:style-name="P3">Two kinds of IP <text:span text:style-name="T1">packet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CP</text:span>: <text:span text:style-name="T1">connection</text:span>-orien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Handshake, more <text:span text:style-name="T1">overhe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DP</text:span>: <text:span text:style-name="T1">connectionl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ackets might <text:span text:style-name="T1">disappear</text:span>, or be out of <text:span text:style-name="T1">order</text:span>, or get <text:span text:style-name="T1">duplica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Making a TCP Server in Java</text:p>
          </draw:text-box>
        </draw:frame>
        <draw:frame presentation:style-name="pr6" draw:text-style-name="P3" draw:layer="layout" svg:width="25.199cm" svg:height="14.711cm" svg:x="1.4cm" svg:y="4.507cm" presentation:class="outline" presentation:user-transformed="true">
          <draw:text-box>
            <text:list text:style-name="L3">
              <text:list-item>
                <text:p text:style-name="P3">java.net.<text:span text:style-name="T1">ServerSocket</text:span> objec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erver = new ServerSocket( </text:span><text:span text:style-name="T3">port</text:span><text:span text:style-name="T2">, </text:span><text:span text:style-name="T3">maxclients</text:span><text:span text:style-name="T2">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maxclients</text:span> is <text:span text:style-name="T1">queue</text:span> leng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indException</text:span> raised if invalid/used por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Bind</text:span> socket (start <text:span text:style-name="T1">listening</text:span>) (blocking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onnection = server.accep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s a java.net.<text:span text:style-name="T1">Socket</text:span> object</text:p>
                  </text:list-item>
                </text:list>
              </text:list-item>
            </text:list>
            <text:list text:style-name="L3">
              <text:list-item>
                <text:p text:style-name="P3">Communicate via <text:span text:style-name="T1">stream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onnection.getInputStream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new ObjectInputStream(</text:span><text:span text:style-name="T2"><text:line-break/></text:span><text:span text:style-name="T2"><text:tab/></text:span><text:span text:style-name="T2"><text:tab/></text:span><text:span text:style-name="T2"><text:tab/></text:span><text:span text:style-name="T2">connection.getInputStream()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Servers and multithreading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(More on threading in ch23)</text:p>
              </text:list-item>
            </text:list>
            <text:list text:style-name="L3">
              <text:list-item>
                <text:p text:style-name="P3"><text:span text:style-name="T1">Master</text:span> thread listens on port</text:p>
              </text:list-item>
            </text:list>
            <text:list text:style-name="L3">
              <text:list-item>
                <text:p text:style-name="P3">When a <text:span text:style-name="T1">client</text:span> connects, <text:span text:style-name="T1">fork</text:span> off a thread</text:p>
              </text:list-item>
            </text:list>
            <text:list text:style-name="L3">
              <text:list-item>
                <text:list>
                  <text:list-item>
                    <text:p text:style-name="P4">Thread handles <text:span text:style-name="T1">communication</text:span> with that client</text:p>
                  </text:list-item>
                </text:list>
              </text:list-item>
            </text:list>
            <text:list text:style-name="L3">
              <text:list-item>
                <text:p text:style-name="P3">Master thread continues <text:span text:style-name="T1">listening</text:span> for other connections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<text:span text:style-name="T1">Overhead</text:span> in forking new threads: keep a <text:span text:style-name="T1">pool</text:span> of threads available, reuse dormant threa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TCP client in Java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Connect</text:span> to serv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onnection = new Socket( host, port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nknownHostException</text:span> may be raised</text:p>
                  </text:list-item>
                </text:list>
              </text:list-item>
            </text:list>
            <text:list text:style-name="L3">
              <text:list-item>
                <text:p text:style-name="P3">Communicate via <text:span text:style-name="T1">stream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onnection.getInputStream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new ObjectInputStream(</text:span><text:span text:style-name="T2"><text:line-break/></text:span><text:span text:style-name="T2"><text:tab/></text:span><text:span text:style-name="T2"><text:tab/></text:span><text:span text:style-name="T2"><text:tab/></text:span><text:span text:style-name="T2">connection.getInputStream()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Lab5</text:span> due <text:span text:style-name="T2">Wed 11Ap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le I/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re <text:span text:style-name="T1">inventory</text:span> and <text:span text:style-name="T1">point-of-sale</text:span>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orth <text:span text:style-name="T1">60 points</text:span></text:p>
                  </text:list-item>
                </text:list>
              </text:list-item>
            </text:list>
            <text:list text:style-name="L3">
              <text:list-item>
                <text:p text:style-name="P3">Last day for submitting <text:span text:style-name="T1">late</text:span> labs is <text:span text:style-name="T2">Fri 13Apr</text:span></text:p>
              </text:list-item>
            </text:list>
            <text:list text:style-name="L3">
              <text:list-item>
                <text:p text:style-name="P3">Last day of <text:span text:style-name="T1">classes</text:span> is <text:span text:style-name="T2">Mon 16Apr</text:span></text:p>
              </text:list-item>
            </text:list>
            <text:list text:style-name="L3">
              <text:list-item>
                <text:p text:style-name="P3"><text:span text:style-name="T1">Final</text:span> exam is <text:span text:style-name="T2">Fri 20Apr</text:span> 2-4p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4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4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4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15T12:24:22</meta:creation-date>
    <dc:date>2007-04-02T12:02:54</dc:date>
    <dc:language>en-US</dc:language>
    <meta:editing-cycles>124</meta:editing-cycles>
    <meta:editing-duration>P5DT4H21M1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